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Roboto" svg:font-family="Roboto" style:font-pitch="variable"/>
    <style:font-face style:name="Roboto Medium" svg:font-family="'Roboto Medium'" style:font-pitch="variable"/>
    <style:font-face style:name="Roboto Medium1" svg:font-family="'Roboto Medium'" style:font-adornments="Medium" style:font-pitch="variable"/>
    <style:font-face style:name="Roboto Thin" svg:font-family="'Robo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Roboto" fo:font-size="12pt" style:font-size-asian="12pt" style:font-size-complex="12pt"/>
    </style:style>
    <style:style style:name="P2" style:family="paragraph" style:parent-style-name="Standard">
      <style:text-properties style:font-name="Roboto" fo:font-size="12pt" officeooo:paragraph-rsid="001d6553" style:font-size-asian="12pt" style:font-size-complex="12pt"/>
    </style:style>
    <style:style style:name="P3" style:family="paragraph" style:parent-style-name="Standard">
      <style:text-properties style:font-name="Roboto" fo:font-size="12pt" officeooo:paragraph-rsid="001d1a97" style:font-size-asian="12pt" style:font-size-complex="12pt"/>
    </style:style>
    <style:style style:name="P4" style:family="paragraph" style:parent-style-name="Text_20_body">
      <style:text-properties style:font-name="Roboto Thin" fo:font-style="normal" officeooo:rsid="001d6553" officeooo:paragraph-rsid="001d6553" style:font-style-asian="normal" style:font-style-complex="normal"/>
    </style:style>
    <style:style style:name="P5" style:family="paragraph" style:parent-style-name="Text_20_body">
      <style:text-properties style:font-name="Roboto Thin" fo:font-style="normal" officeooo:rsid="0020108f" officeooo:paragraph-rsid="0020108f" style:font-style-asian="normal" style:font-style-complex="normal"/>
    </style:style>
    <style:style style:name="P6" style:family="paragraph" style:parent-style-name="Text_20_body">
      <style:text-properties style:font-name="Roboto Thin" officeooo:rsid="002c1621" officeooo:paragraph-rsid="002c1621"/>
    </style:style>
    <style:style style:name="P7" style:family="paragraph" style:parent-style-name="Text_20_body">
      <style:text-properties style:font-name="Roboto" fo:font-size="12pt" officeooo:rsid="001d1a97" officeooo:paragraph-rsid="001d1a97" style:font-size-asian="12pt" style:font-size-complex="12pt"/>
    </style:style>
    <style:style style:name="P8" style:family="paragraph" style:parent-style-name="Text_20_body">
      <style:text-properties style:font-name="Roboto" fo:font-style="normal" officeooo:rsid="001d6553" officeooo:paragraph-rsid="001d6553" style:font-style-asian="normal" style:font-style-complex="normal"/>
    </style:style>
    <style:style style:name="P9" style:family="paragraph" style:parent-style-name="Text_20_body">
      <style:text-properties officeooo:rsid="0023a840" officeooo:paragraph-rsid="0023a840"/>
    </style:style>
    <style:style style:name="P10" style:family="paragraph" style:parent-style-name="Text_20_body">
      <style:text-properties officeooo:rsid="0023a840" officeooo:paragraph-rsid="0024b6f7"/>
    </style:style>
    <style:style style:name="P11" style:family="paragraph" style:parent-style-name="Text_20_body">
      <style:text-properties fo:font-size="12pt" officeooo:rsid="0023a840" officeooo:paragraph-rsid="0023a840" style:font-size-asian="10.5pt" style:font-size-complex="12pt"/>
    </style:style>
    <style:style style:name="P12" style:family="paragraph" style:parent-style-name="Text_20_body">
      <style:text-properties officeooo:rsid="00254393" officeooo:paragraph-rsid="00254393"/>
    </style:style>
    <style:style style:name="P13" style:family="paragraph" style:parent-style-name="Text_20_body">
      <style:text-properties style:font-name="Roboto Medium1"/>
    </style:style>
    <style:style style:name="P14" style:family="paragraph" style:parent-style-name="Text_20_body">
      <style:text-properties style:font-name="Roboto Medium1" officeooo:paragraph-rsid="002c1621"/>
    </style:style>
    <style:style style:name="P15" style:family="paragraph" style:parent-style-name="Text_20_body">
      <style:text-properties officeooo:paragraph-rsid="002cf8f2"/>
    </style:style>
    <style:style style:name="P16" style:family="paragraph" style:parent-style-name="Subtitle">
      <style:text-properties style:font-name="Roboto Medium" fo:font-style="normal" officeooo:paragraph-rsid="0028cd44" style:font-style-asian="normal" style:font-style-complex="normal"/>
    </style:style>
    <style:style style:name="P17" style:family="paragraph" style:parent-style-name="Subtitle">
      <style:text-properties officeooo:rsid="0023a840" officeooo:paragraph-rsid="0028fac2"/>
    </style:style>
    <style:style style:name="P18" style:family="paragraph" style:parent-style-name="Subtitle">
      <style:text-properties officeooo:paragraph-rsid="002a255a"/>
    </style:style>
    <style:style style:name="P19" style:family="paragraph" style:parent-style-name="Title">
      <style:text-properties style:font-name="Roboto Medium1" fo:font-weight="normal" officeooo:rsid="0023a840" officeooo:paragraph-rsid="0023a840" style:font-weight-asian="normal" style:font-weight-complex="normal"/>
    </style:style>
    <style:style style:name="P20" style:family="paragraph" style:parent-style-name="Title">
      <style:text-properties style:font-name="Roboto Medium" fo:font-style="normal" fo:font-weight="normal" style:font-style-asian="normal" style:font-weight-asian="normal" style:font-style-complex="normal" style:font-weight-complex="normal"/>
    </style:style>
    <style:style style:name="P21" style:family="paragraph" style:parent-style-name="Title">
      <style:text-properties officeooo:rsid="0028cd44" officeooo:paragraph-rsid="0028cd44"/>
    </style:style>
    <style:style style:name="T1" style:family="text">
      <style:text-properties officeooo:rsid="001d1a97"/>
    </style:style>
    <style:style style:name="T2" style:family="text">
      <style:text-properties officeooo:rsid="001ffdf3"/>
    </style:style>
    <style:style style:name="T3" style:family="text">
      <style:text-properties fo:font-style="italic" officeooo:rsid="001ffdf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6553" style:font-style-asian="normal" style:font-style-complex="normal"/>
    </style:style>
    <style:style style:name="T6" style:family="text">
      <style:text-properties fo:font-weight="bold"/>
    </style:style>
    <style:style style:name="T7" style:family="text">
      <style:text-properties style:font-name="Roboto Medium1" fo:font-weight="normal" style:font-weight-asian="normal" style:font-weight-complex="normal"/>
    </style:style>
    <style:style style:name="T8" style:family="text">
      <style:text-properties style:font-name="Roboto Medium1" fo:font-weight="normal" officeooo:rsid="00271847" style:font-weight-asian="normal" style:font-weight-complex="normal"/>
    </style:style>
    <style:style style:name="T9" style:family="text">
      <style:text-properties style:font-name="Roboto Medium1" fo:font-weight="normal" officeooo:rsid="0023a840" style:font-weight-asian="normal" style:font-weight-complex="normal"/>
    </style:style>
    <style:style style:name="T10" style:family="text">
      <style:text-properties style:font-name="Roboto Medium1" fo:font-weight="normal" officeooo:rsid="0028fac2" style:font-weight-asian="normal" style:font-weight-complex="normal"/>
    </style:style>
    <style:style style:name="T11" style:family="text">
      <style:text-properties style:font-name="Roboto Thin"/>
    </style:style>
    <style:style style:name="T12" style:family="text">
      <style:text-properties style:font-name="Roboto Thin" officeooo:rsid="0024b6f7"/>
    </style:style>
    <style:style style:name="T13" style:family="text">
      <style:text-properties style:font-name="Roboto Thin" officeooo:rsid="0023a840"/>
    </style:style>
    <style:style style:name="T14" style:family="text">
      <style:text-properties style:font-name="Roboto Thin" officeooo:rsid="00254393"/>
    </style:style>
    <style:style style:name="T15" style:family="text">
      <style:text-properties style:font-name="Roboto Thin" officeooo:rsid="002c1621"/>
    </style:style>
    <style:style style:name="T16" style:family="text">
      <style:text-properties style:font-name="Roboto Thin" officeooo:rsid="002cf8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RU</text:p>
      <text:p text:style-name="P16"><text:span text:style-name="T9">Algoritmo de substituição de páginas</text:span></text:p>
      <text:p text:style-name="P16">Least Recently Used</text:p>
      <text:p text:style-name="P4">LRU é um algoritmo de trocas de paginas que se baseia em quanto as mesmas foram utilizadas nas ultimas instruções <text:span text:style-name="T2">para definir se provavelmente serão usadas nas próxima, ou seja, paginas muito usadas nas ultimas instruções provavelmente serão usadas nas próximas. Quando ocorre um </text:span><text:span text:style-name="T3">page fault</text:span><text:span text:style-name="T2"> o LRU elimina a página com maior tempo sem ser utilizada.</text:span></text:p>
      <text:p text:style-name="P5">Quando utilizado, o LRU necessita que a lista de paginas seja atualizada a cada execução, pois sempre quem uma página é buscada e encontrada ela será realocada para o inicio da lista que é um custo de operação alto.</text:p>
      <text:p text:style-name="P8"/>
      <text:p text:style-name="P2"><text:span text:style-name="T5">Necessita </text:span>que a lista seja atualizada para cada execução, além do que, uma página será buscada, se encontrada ela será excluída e posicionada na frente da lista . Um custo de operação alto, mesmo em hardware</text:p>
      <text:p text:style-name="P8"/>
      <text:p text:style-name="P2"/>
      <text:p text:style-name="P1">Troca a página que permaneceu em desuso <text:span text:style-name="T4">pelo</text:span> maior tempo</text:p>
      <text:p text:style-name="P7"/>
      <text:p text:style-name="P7"/>
      <text:p text:style-name="P3"><text:span text:style-name="T1">Desse </text:span>modo, quando houver page fault o algoritmo elimina a página não utilizada pelo período de tempo mais longo.</text:p>
      <text:p text:style-name="P7"/>
      <text:p text:style-name="Text_20_body"/>
      <text:p text:style-name="Text_20_body"/>
      <text:p text:style-name="Text_20_body"/>
      <text:p text:style-name="Text_20_body"/>
      <text:p text:style-name="Text_20_body"/>
      <text:p text:style-name="P11"/>
      <text:p text:style-name="P11"/>
      <text:p text:style-name="P19"><text:soft-page-break/>Clock</text:p>
      <text:p text:style-name="P17"><text:span text:style-name="T7">Algoritmo de substituição de páginas C</text:span><text:span text:style-name="T8">lock</text:span> </text:p>
      <text:p text:style-name="P9"/>
      <text:p text:style-name="P10"><text:span text:style-name="T11">E</text:span><text:span text:style-name="T12">sse algoritmo mantém todas as páginas em uma lista circular em forma de relógio(dai vem o nome Clock). A ordem das páginas é feita seguindo a ordem que elas são carregadas na memória e é adicionado um bit </text:span><text:span text:style-name="T14">de uso </text:span><text:span text:style-name="T12">que indica se a página foi referenciada alguma vez depois de ser carregada. </text:span></text:p>
      <text:p text:style-name="P12"><text:span text:style-name="T12">Q</text:span><text:span text:style-name="T11">uando é necessário fazer a substituição de uma página, o algoritmo verifica se a pagina mais antiga está com o bit de uso setado em 0, que significa que a página não foi referenciada, para assim ser substituída. Caso a página não esteja com o bit zerado o mesmo recebe o valor de 0 e a próxima página da fila será verificada. Esse processo continua até que uma página antiga com o bit zerado seja encontrada para ser substituída.</text:span></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21"><text:soft-page-break/><text:span text:style-name="T8">W</text:span><text:span text:style-name="T7">orking Set</text:span></text:p>
      <text:p text:style-name="P18"><text:span text:style-name="T9">Algoritmo de substituição de páginas </text:span></text:p>
      <text:p text:style-name="P18"><text:span text:style-name="T10">Working Set</text:span><text:line-break/></text:p>
      <text:p text:style-name="P15"><text:span text:style-name="T15">N</text:span><text:span text:style-name="T16">o algoritmo Working Set é explicitado que um processo só pode estar em RAM se e somente todas as paginas que o mesmo está usando consegue estar na RAM.</text:span></text:p>
      <text:p text:style-name="P15"><text:span text:style-name="T16"/></text:p>
      <text:p text:style-name="P15"><text:span text:style-name="T16">N</text:span><text:span text:style-name="T15">o algoritmo Working Set, um processo só é executado quando todas as suas páginas no tempo t estão na memória.</text:span></text:p>
      <text:p text:style-name="P6"/>
      <text:p text:style-name="P6"/>
      <text:p text:style-name="P6">The <text:span text:style-name="T6">working set model</text:span> states that a process can be in <text:a xlink:type="simple" xlink:href="https://en.wikipedia.org/wiki/Random-access_memory" text:style-name="Internet_20_link" text:visited-style-name="Visited_20_Internet_20_Link">RAM</text:a> if and only if all of the pages that it is currently using (often approximated by the most recently used pages) can be in RAM. The model is an all or nothing model, meaning if the pages it needs to use increases, and there is no room in RAM, the process is swapped out of memory to free the memory for other processes to use.</text:p>
      <text:p text:style-name="P14">•Conjunto de <text:s/>páginas que um <text:s/>processo está efetivamente <text:s/>utilizando em um <text:s/>determinado tempo t. <text:s/></text:p>
      <text:p text:style-name="P14">• Um <text:s/>processo só é executado quando todas as <text:s/>páginas necessárias no tempo t <text:s/>estão na memória . <text:s/></text:p>
      <text:p text:style-name="P14">• e.g. <text:s/>quando sofreu interrupção . </text:p>
      <text:p text:style-name="P14">• A <text:s/>idéia é determinar o <text:s/>working set <text:s/>de <text:s/>cada processo e <text:s/>ter na memória antes de <text:s/>rodar o <text:s/>processo. </text:p>
      <text:p text:style-name="P14">• w( k,t ) -&gt; <text:s/>conjunto de <text:s/>páginas resultante das <text:s/>últimas k <text:s/>referências à memória no <text:s/>período t. <text:s/>47 <text:s/>Algoritmo do Working Set </text:p>
      <text:p text:style-name="P14">• Podemos estimar o <text:s/>número de <text:s/>páginas necessárias quando o <text:s/>programa é trazido do disco com base <text:s/>em seu working set <text:s/>de <text:s/>quando foi interrompido . <text:s/></text:p>
      <text:p text:style-name="P14">• Pré-paginação consiste em carregar essas páginas antes <text:s/>de <text:s/>rodar novamente o <text:s/>processo . <text:s/></text:p>
      <text:p text:style-name="P14">• O <text:s/>working set <text:s/>pode ser visto como o <text:s/>conjunto de <text:s/>páginas que o <text:s/>processo referenciou duranteos últimos t <text:s/>segundos de sua execução . <text:s/></text:p>
      <text:p text:style-name="P14">• Utiliza o bit R. <text:s/>• Evita o thrashing ( ultrapaginação)</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Roboto" svg:font-family="Roboto" style:font-pitch="variable"/>
    <style:font-face style:name="Roboto Medium" svg:font-family="'Roboto Medium'" style:font-pitch="variable"/>
    <style:font-face style:name="Roboto Medium1" svg:font-family="'Roboto Medium'" style:font-adornments="Medium" style:font-pitch="variable"/>
    <style:font-face style:name="Roboto Thin" svg:font-family="'Robo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20:53:31.774071368</meta:creation-date>
    <dc:date>2018-02-20T15:03:21.870227622</dc:date>
    <meta:editing-duration>PT41M25S</meta:editing-duration>
    <meta:editing-cycles>8</meta:editing-cycles>
    <meta:generator>LibreOffice/5.1.6.2$Linux_X86_64 LibreOffice_project/10m0$Build-2</meta:generator>
    <meta:document-statistic meta:table-count="0" meta:image-count="0" meta:object-count="0" meta:page-count="3" meta:paragraph-count="28" meta:word-count="600" meta:character-count="3379" meta:non-whitespace-character-count="2750"/>
  </office:meta>
</office:document-meta>
</file>